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90.22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Standard"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Gothic1" fo:font-size="10pt" fo:language="en" fo:country="SG" style:text-underline-style="solid" style:text-underline-width="auto" style:text-underline-color="font-color" style:font-name-asian="SimSun" style:font-size-asian="10pt" style:language-asian="zh" style:country-asian="CN" style:font-size-complex="10pt"/>
    </style:style>
    <style:style style:name="T3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weight-complex="bold"/>
    </style:style>
    <style:style style:name="T4" style:family="text">
      <style:text-properties style:font-name="Century Gothic1"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/>
    </style:style>
    <style:style style:name="T5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6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7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Century Gothic" fo:font-size="14pt" fo:language="en" fo:country="SG" style:text-underline-style="solid" style:text-underline-width="auto" style:text-underline-color="font-color" fo:font-weight="bold" style:font-name-asian="SimSun" style:font-size-asian="14pt" style:language-asian="zh" style:country-asian="CN" style:font-weight-asian="bold" style:font-size-complex="14pt" style:font-weight-complex="bold"/>
    </style:style>
    <style:style style:name="T9" style:family="text">
      <style:text-properties style:font-name="Century Gothic" fo:font-size="10pt" fo:language="en" fo:country="SG" fo:font-weight="bold" style:font-name-asian="Calibri" style:font-size-asian="10pt" style:language-asian="zh" style:country-asian="CN" style:font-weight-asian="bold" style:font-name-complex="Courier New" style:font-size-complex="10pt" style:font-weight-complex="bold"/>
    </style:style>
    <style:style style:name="T10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11" style:family="text">
      <style:text-properties fo:font-size="10pt" fo:language="en" fo:country="SG" fo:font-weight="bold" style:font-name-asian="Calibri" style:font-size-asian="10pt" style:language-asian="zh" style:country-asian="CN" style:font-weight-asian="bold" style:font-name-complex="Courier New" style:font-size-complex="10pt" style:font-weight-complex="bold"/>
    </style:style>
    <style:style style:name="T12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RMATION </text:p>
      <text:p text:style-name="P4"><text:span text:style-name="T7">FOR THE YEAR ENDED </text:span><text:span text:style-name="T8"><text:placeholder text:placeholder-type="text">&lt;get_upper(convert_date_d_B_Y(o.fs_end_date))&gt;</text:placeholder></text:span> </text:p>
      <text:p text:style-name="P1"/>
      <text:p text:style-name="P1"/>
      <text:p text:style-name="P9">We, the following directors &amp; shareholders of <text:span text:style-name="T5"><text:placeholder text:placeholder-type="text">&lt;o.name&gt;</text:placeholder></text:span><text:span text:style-name="T1">. <text:s/>(UEN : </text:span><text:span text:style-name="T6"><text:placeholder text:placeholder-type="text">&lt;o.uen&gt;</text:placeholder></text:span><text:span text:style-name="T1">)</text:span>, having its registered office at Blk 531 Upper Cross Street #04-52 Hong Lim Complex Singapore 050531, do solemnly and sincerely declare as follows:- </text:p>
      <text:p text:style-name="P1"/>
      <text:p text:style-name="P1"/>
      <text:p text:style-name="P1"><text:tab/>1) The records of the Company are accurate and up to date. </text:p>
      <text:p text:style-name="P1"/>
      <text:p text:style-name="P1"/>
      <text:p text:style-name="P1"><text:tab/>2) <text:s text:c="2"/>The company is dormant since the day of incorporation on 25th November <text:s/>2009. </text:p>
      <text:p text:style-name="P1"/>
      <text:p text:style-name="P1"/>
      <text:p text:style-name="P1"><text:tab/>3) <text:s/>The Company has no outstanding penalties or offers of composition fine owing to </text:p>
      <text:p text:style-name="P1"><text:s text:c="5"/>ACRA. </text:p>
      <text:p text:style-name="P1"/>
      <text:p text:style-name="P1"/>
      <text:p text:style-name="P1"><text:tab/>4) <text:s text:c="2"/>The Company has no outstanding tax liabilities owing to IRAS and is not indebted <text:s text:c="2"/></text:p>
      <text:p text:style-name="P1"><text:s text:c="6"/>to any other government department. </text:p>
      <text:p text:style-name="P1"/>
      <text:p text:style-name="P1"/>
      <text:p text:style-name="P1"><text:tab/>5) <text:s text:c="2"/>The Company has no outstanding charges in the Register of Charges. </text:p>
      <text:p text:style-name="P1"/>
      <text:p text:style-name="P1"/>
      <text:p text:style-name="P1"><text:tab/>6) <text:s/>The Company is not involved or threatened with legal proceedings within or </text:p>
      <text:p text:style-name="P1"><text:s text:c="6"/>outside Singapore. </text:p>
      <text:p text:style-name="P1"/>
      <text:p text:style-name="P1"/>
      <text:p text:style-name="P1"><text:tab/>7) <text:s/>The Company has no contingent assets and liabilities (i.e. assets/liabilities that </text:p>
      <text:p text:style-name="P1"><text:s text:c="6"/>may arise in the future). </text:p>
      <text:p text:style-name="P1"/>
      <text:p text:style-name="P1"/>
      <text:p text:style-name="P1"/>
      <text:p text:style-name="P1">And we hereby confirm this conscientiously believing the same to be true. </text:p>
      <text:p text:style-name="P2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<text:tab/><text:tab/><text:tab/><text:span text:style-name="T10"><text:placeholder text:placeholder-type="text">&lt;if test="line['director2']!=''"&gt;</text:placeholder></text:span>______________________________<text:tab/> <text:span text:style-name="T10"><text:placeholder text:placeholder-type="text">&lt;/if&gt;</text:placeholder></text:span></text:p>
      <text:p text:style-name="P6"><text:span text:style-name="T10"><text:placeholder text:placeholder-type="text">&lt;line['director1']&gt;</text:placeholder></text:span><text:span text:style-name="T10"><text:tab/></text:span><text:span text:style-name="T10"><text:placeholder text:placeholder-type="text">&lt;if test="line['director2']!=''"&gt;</text:placeholder></text:span><text:span text:style-name="T10"><text:placeholder text:placeholder-type="text">&lt;line['director2']&gt;</text:placeholder></text:span><text:span text:style-name="T10"><text:placeholder text:placeholder-type="text">&lt;/if&gt;</text:placeholder></text:span><text:tab/> </text:p>
      <text:p text:style-name="P1">Director &amp; Shareholder<text:tab/><text:tab/><text:tab/> <text:s text:c="13"/><text:span text:style-name="T10"><text:placeholder text:placeholder-type="text">&lt;if test="line['director2']!=''"&gt;</text:placeholder></text:span>Director &amp; Shareholder<text:span text:style-name="T10"><text:placeholder text:placeholder-type="text">&lt;/if&gt;</text:placeholder></text:span> <text:s text:c="15"/></text:p>
      <text:p text:style-name="P7">NRIC : <text:span text:style-name="T10"><text:placeholder text:placeholder-type="text">&lt;line['nric1']&gt;</text:placeholder></text:span><text:tab/><text:span text:style-name="T10"><text:placeholder text:placeholder-type="text">&lt;if test="line['director2']!=''"&gt;</text:placeholder></text:span>NRIC : <text:span text:style-name="T10"><text:placeholder text:placeholder-type="text">&lt;line['nric2']&gt;</text:placeholder></text:span><text:span text:style-name="T10"><text:placeholder text:placeholder-type="text">&lt;/if&gt;</text:placeholder></text:span></text:p>
      <text:p text:style-name="P3"><text:span text:style-name="T10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1:45</meta:creation-date>
    <dc:date>2015-12-07T20:44:14</dc:date>
    <dc:creator>phung11764 </dc:creator>
    <meta:editing-duration>PT11M19S</meta:editing-duration>
    <meta:editing-cycles>25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83" meta:character-count="1478" meta:non-whitespace-character-count="1221"/>
  </office:meta>
</office:document-meta>
</file>